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50f" officeooo:paragraph-rsid="0011550f"/>
    </style:style>
    <style:style style:name="P2" style:family="paragraph" style:parent-style-name="Standard">
      <style:paragraph-properties>
        <style:tab-stops>
          <style:tab-stop style:position="10.16cm"/>
        </style:tab-stops>
      </style:paragraph-properties>
      <style:text-properties officeooo:rsid="0011550f" officeooo:paragraph-rsid="0011550f"/>
    </style:style>
    <style:style style:name="P3" style:family="paragraph" style:parent-style-name="Standard">
      <style:paragraph-properties>
        <style:tab-stops>
          <style:tab-stop style:position="10.16cm"/>
        </style:tab-stops>
      </style:paragraph-properties>
      <style:text-properties officeooo:rsid="0012cde8" officeooo:paragraph-rsid="0012cde8"/>
    </style:style>
    <style:style style:name="P4" style:family="paragraph" style:parent-style-name="Standard">
      <style:paragraph-properties>
        <style:tab-stops>
          <style:tab-stop style:position="10.16cm"/>
        </style:tab-stops>
      </style:paragraph-properties>
      <style:text-properties officeooo:rsid="001387e3" officeooo:paragraph-rsid="001387e3"/>
    </style:style>
    <style:style style:name="P5" style:family="paragraph" style:parent-style-name="Standard">
      <style:paragraph-properties>
        <style:tab-stops>
          <style:tab-stop style:position="10.16cm"/>
        </style:tab-stops>
      </style:paragraph-properties>
      <style:text-properties officeooo:rsid="00151bb8" officeooo:paragraph-rsid="00151bb8"/>
    </style:style>
    <style:style style:name="P6" style:family="paragraph" style:parent-style-name="Standard">
      <style:paragraph-properties>
        <style:tab-stops>
          <style:tab-stop style:position="10.16cm"/>
        </style:tab-stops>
      </style:paragraph-properties>
      <style:text-properties officeooo:rsid="00170ace" officeooo:paragraph-rsid="00170ace"/>
    </style:style>
    <style:style style:name="T1" style:family="text">
      <style:text-properties officeooo:rsid="00151bb8"/>
    </style:style>
    <style:style style:name="T2" style:family="text">
      <style:text-properties officeooo:rsid="00170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iser of leaked password database</text:p>
      <text:p text:style-name="P2">Password analysts are mostly interested, researchers, CEO’s etc.</text:p>
      <text:p text:style-name="P2">You can use any mapping, not the ABC order I use to make it anonymised </text:p>
      <text:p text:style-name="P2"/>
      <text:p text:style-name="P2"/>
      <text:p text:style-name="P3">Code:</text:p>
      <text:p text:style-name="P3">Javascript functions: to load partials in a file</text:p>
      <text:p text:style-name="P3">Fopen</text:p>
      <text:p text:style-name="P3">Fread</text:p>
      <text:p text:style-name="P3"/>
      <text:p text:style-name="P4">Look for a scale function to enlarge the svg function <text:span text:style-name="T1">(Actually decided to leave this for now, focus on loading partial files.) </text:span></text:p>
      <text:p text:style-name="P5"/>
      <text:p text:style-name="P5">For initial scaling, mayb<text:span text:style-name="T2">e consider giving a minimum value for radius, find out what value you need to get the smallest radius to that value and scale the rest based on that value. </text:span></text:p>
      <text:p text:style-name="P6">If lowest radius is 5, , I want minimum to be 25, I do 25-5 get 20. Scale the rest of the radiuses by 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0:32:19.372115834</meta:creation-date>
    <dc:date>2019-02-22T11:26:50.519099995</dc:date>
    <meta:editing-duration>PT22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19" meta:character-count="650" meta:non-whitespace-character-count="538"/>
  </office:meta>
</office:document-meta>
</file>